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ψ</mo>
              </mrow>
            </mfenced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sub>
                          <mo stretchy="false">ψ</mo>
                          <mn>1</mn>
                        </msub>
                      </mrow>
                    </mtd>
                  </mtr>
                  <mtr>
                    <mtd>
                      <mrow>
                        <mo stretchy="false">⋮</mo>
                      </mrow>
                    </mtd>
                  </mtr>
                  <mtr>
                    <mtd>
                      <mrow>
                        <msub>
                          <mo stretchy="false">ψ</mo>
                          <mn>4</mn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over accent="true">
                          <mo stretchy="false">ψ</mo>
                          <mo stretchy="false">̂</mo>
                        </mover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row>
              <mi/>
              <mo stretchy="false">+</mo>
              <mi/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o stretchy="false">χ</mo>
                      </mrow>
                    </mtd>
                  </mtr>
                </mtable>
              </mrow>
            </mfenced>
          </mrow>
        </mtd>
      </mtr>
      <mtr>
        <mtd>
          <mrow>
            <mfenced open="∣" close="〉">
              <mrow>
                <mover accent="true">
                  <mo stretchy="false">ψ</mo>
                  <mo stretchy="false">̂</mo>
                </mover>
              </mrow>
            </mfenced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sub>
                          <mo stretchy="false">ψ</mo>
                          <mn>1</mn>
                        </msub>
                      </mrow>
                    </mtd>
                  </mtr>
                  <mtr>
                    <mtd>
                      <mrow>
                        <msub>
                          <mo stretchy="false">ψ</mo>
                          <mn>2</mn>
                        </msub>
                      </mrow>
                    </mtd>
                  </mtr>
                </mtable>
              </mrow>
            </mfenced>
            <mi/>
            <mtext> ; </mtext>
            <mi/>
            <mfenced open="∣" close="〉">
              <mrow>
                <mo stretchy="false">χ</mo>
              </mrow>
            </mfenced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sub>
                          <mo stretchy="false">ψ</mo>
                          <mn>3</mn>
                        </msub>
                      </mrow>
                    </mtd>
                  </mtr>
                  <mtr>
                    <mtd>
                      <mrow>
                        <msub>
                          <mo stretchy="false">ψ</mo>
                          <mn>4</mn>
                        </msub>
                      </mrow>
                    </mtd>
                  </mtr>
                </mtable>
              </mrow>
            </mfenced>
          </mrow>
        </mtd>
      </mtr>
    </mtable>
    <annotation encoding="StarMath 5.0">left lline
 %ipsi
right rangle
~=~
left (
 stack{
  %ipsi _1 #
  dotsvert #
  %ipsi _4
 }
right )
~=~
left (
 binom{hat %ipsi}{0}
right )
~+~
left (
 binom{0}{%ichi}
right )

newline

left lline
 hat %ipsi
right rangle
~=~
left (
 binom{%ipsi _1}{%ipsi _2}
right )

`" ; "~
left lline
 %ichi
right rangle
~=~
left (
 binom{%ipsi _3}{%ipsi _4}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33:29.651000000</meta:creation-date>
    <meta:generator>LibreOffice/4.1.4.2$Windows_x86 LibreOffice_project/0a0440ccc0227ad9829de5f46be37cfb6edcf72</meta:generator>
  </office:meta>
</office:document-meta>
</file>